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fo:background-color="#ffbf0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paragraph-rsid="0007516d" fo:background-color="#ffbf0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paragraph-rsid="000875e1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paragraph-rsid="0007516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fo:background-color="#ffbf0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fo:font-style="italic" style:text-underline-style="solid" style:text-underline-width="auto" style:text-underline-color="font-color" fo:font-weight="bold" officeooo:rsid="00057806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US" fo:font-style="italic" style:text-underline-style="solid" style:text-underline-width="auto" style:text-underline-color="font-color" fo:font-weight="bold" officeooo:rsid="00057806" officeooo:paragraph-rsid="0007516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language="en" fo:country="US" fo:font-style="normal" style:text-underline-style="none" fo:font-weight="normal" officeooo:rsid="00057806" officeooo:paragraph-rsid="0007516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uk" fo:country="UA" fo:font-style="normal" style:text-underline-style="none" fo:font-weight="normal" officeooo:rsid="0007516d" officeooo:paragraph-rsid="0007516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loext:opacity="100%" fo:language="en" fo:country="US" fo:font-style="italic" style:text-underline-style="solid" style:text-underline-width="auto" style:text-underline-color="font-color" fo:font-weight="bold" officeooo:rsid="00057806" fo:background-color="#ffbf00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bold" fo:background-color="#ffbf00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language="uk" fo:country="UA" officeooo:rsid="00057806"/>
    </style:style>
    <style:style style:name="T3" style:family="text">
      <style:text-properties fo:language="uk" fo:country="UA" officeooo:rsid="0007516d"/>
    </style:style>
    <style:style style:name="T4" style:family="text">
      <style:text-properties fo:language="en" fo:country="US" officeooo:rsid="00057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Ємнісні сенсорні датчики дотику діляться на <text:span text:style-name="T1">дві основні категорії</text:span>: <text:span text:style-name="T1">на основі взаємної ємності</text:span> і <text:span text:style-name="T1">на основі власної ємності</text:span>. Перший з них, в якому конденсатор датчика складається з двох виводів, які діють як випромінюючий і приймальний електроди, є більш прийнятним для сенсорних дисплеїв. Останній, в якому один вивід конденсатора датчика підключений до землі, є прямим підходом, який підходить для сенсорної кнопки, слайдера або колеса. В даному розділі ми розглянемо датчики на основі власної ємності.</text:p>
      <text:p text:style-name="Standard"/>
      <text:p text:style-name="P3">Конденсатор на базі друкованої плати -<text:span text:style-name="T2">&gt; використовується в якості сенсорної кнопки дотику</text:span><text:span text:style-name="T4">\\ </text:span></text:p>
      <text:p text:style-name="P10"/>
      <text:p text:style-name="P7"><text:span text:style-name="T4">Так що палець не розряджає конденсатор, і, крім того, кількість заряду, що зберігається в конденсаторі в певний момент, не представляє інтересу - скоріше інтерес представляє ємність в певний момент. </text:span><text:span text:style-name="T3">\\</text:span></text:p>
      <text:p text:style-name="P12"/>
      <text:p text:style-name="P11">Таким чином, взаємодія пальця з електричним полем конденсатора являє собою збільшення відносної діелектричної проникності, і, отже, призводить до збільшення ємності.</text:p>
      <text:p text:style-name="P9"/>
      <text:p text:style-name="P13">Індуктивні сенсори дотику</text:p>
      <text:p text:style-name="P6">На відміну від ємнісного сенсорного сенсора, для якого потрібен лише конденсатор друкованої плати (і кінчик пальця), індуктивний сенсорний дотик включає два окремі компоненти: індуктор друкованої плати та металеву пластину.</text:p>
      <text:p text:style-name="P6"/>
      <text:p text:style-name="P6">Я не експерт, але, схоже, основна перевага перед ємнісним сенсором - це стійкість до навколишнього середовища. Різні фактори можуть впливати на ємність сенсора з сенсорним ковпачком -- температура, пил, волога. Система індуктивного дотику відчувається більш сумісною з додатками, які вимагають стійкості до несприятливих умов навколишнього середовища.</text:p>
      <text:p text:style-name="P1"/>
      <text:p text:style-name="P2">П'єзорезистивний та пєзоелектричний сенсори дотику.</text:p>
      <text:p text:style-name="P4">У п'єзорезистивного датчика знімається зміна електричного опору одного або декількох резисторів, встановлених на мембрані. <text:s/>Зміна опору прямо пропорційно деформації, викликаної тиском на мембрану. Резистори з'єднані в ланцюг моста Вітстоуна, який є дуже чутливим способом перетворення невеликих змін в вихідну напругу. </text:p>
      <text:p text:style-name="P5"/>
      <text:p text:style-name="P5">У п'єзоелектричних датчиках використовуються матеріали, такі як кристали кварцу або спеціально розроблена кераміка, які створюють заряд на гранях при додатку тиску.</text:p>
      <text:p text:style-name="P4"/>
      <text:p text:style-name="P8">Переваги та недоліки</text:p>
      <text:p text:style-name="P4">– П'єзорезистивні тензометричні датчики</text:p>
      <text:p text:style-name="P4"><text:s text:c="2"/>це найбільш ранній і найбільш широко використовуваний тип датчиків тиску.</text:p>
      <text:p text:style-name="P4">– Проста конструкція означає низьку вартість і довговічність. Датчики надійні і добре пручаються ударам, вібрації і динамічних змін тиску.</text:p>
      <text:p text:style-name="P2"/>
      <text:p text:style-name="P2">Фотоелектричний сенсор дотику.</text:p>
      <text:p text:style-name="P15">Робота цих сенсорiв заснована на принципi повного внутрiшнього вiдбиття i зазвичай складається з джерела свiтла i фотоприймача. Коли змiнюється тиск, що прикладається до iнтерфейсу,</text:p>
      <text:p text:style-name="P15">iнтенсивнiсть вiдображення чутливого компонента датчика i частота джерела змiнюються вiд</text:p>
      <text:p text:style-name="P15">повiд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3:10:55.559000000</dc:date>
    <meta:editing-duration>PT11H37M41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8" meta:word-count="351" meta:character-count="2672" meta:non-whitespace-character-count="2332"/>
  </office:meta>
</office:document-meta>
</file>